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iryo" svg:font-family="Meiryo, 'Segoe WPC', 'Segoe UI', SFUIText-Light, HelveticaNeue-Light, sans-serif, 'Droid Sans Fallback'"/>
    <style:font-face style:name="Menlo" svg:font-family="Menlo, Monaco, Consolas, 'Courier New', monospace"/>
    <style:font-face style:name="Menlo1" svg:font-family="Menlo, Monaco, Consolas, 'Droid Sans Mono', 'Courier New', monospace, 'Droid Sans Fallback'"/>
    <style:font-face style:name="Oxygen" svg:font-family="Oxygen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monospace" fo:font-weight="bold" officeooo:rsid="005b34b5" officeooo:paragraph-rsid="006289b8" fo:background-color="transparent" style:font-weight-asian="bold" style:font-weight-complex="bold"/>
    </style:style>
    <style:style style:name="P2" style:family="paragraph" style:parent-style-name="Standard">
      <style:paragraph-properties style:writing-mode="lr-tb"/>
      <style:text-properties fo:color="#000000" style:font-name="Liberation Sans" fo:font-weight="bold" officeooo:rsid="005b34b5" officeooo:paragraph-rsid="006289b8" fo:background-color="transparent" style:font-weight-asian="bold" style:font-weight-complex="bold"/>
    </style:style>
    <style:style style:name="P3" style:family="paragraph" style:parent-style-name="Standard">
      <style:paragraph-properties style:writing-mode="lr-tb"/>
      <style:text-properties fo:font-variant="normal" fo:text-transform="none" fo:color="#4d4d4c" style:font-name="Menlo1" fo:font-size="10.5pt" fo:letter-spacing="normal" fo:font-style="normal" fo:font-weight="normal" officeooo:rsid="005b34b5" officeooo:paragraph-rsid="008e6cc5" fo:background-color="transparent" style:font-size-asian="8.75pt" style:font-weight-asian="normal" style:font-size-complex="10pt" style:font-weight-complex="normal"/>
    </style:style>
    <style:style style:name="T1" style:family="text">
      <style:text-properties fo:font-variant="normal" fo:text-transform="none" style:font-name="Liberation Serif" fo:font-size="10pt" fo:letter-spacing="normal" fo:font-style="normal" officeooo:rsid="00736da3" style:font-size-asian="10pt" style:font-size-complex="10pt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buildelinux.github.io/" text:style-name="Internet_20_link" text:visited-style-name="Visited_20_Internet_20_Link"><text:span text:style-name="Source_20_Text"><text:span text:style-name="T1">https://buildelinux.github.io</text:span></text:span></text:a></text:p>
      <text:p text:style-name="P2">How to Build a Linux Distribution for the BeagleBone Black</text:p>
      <text:p text:style-name="P3">sudo apt-get update </text:p>
      <text:p text:style-name="P3">sudo apt-get upgrade </text:p>
      <text:p text:style-name="P3">sudo apt-get install build-essential </text:p>
      <text:p text:style-name="P3">sudo apt-get install flex bison </text:p>
      <text:p text:style-name="P3">sudo apt-get install lzop </text:p>
      <text:p text:style-name="P3">sudo apt-get install u-boot-too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iryo" svg:font-family="Meiryo, 'Segoe WPC', 'Segoe UI', SFUIText-Light, HelveticaNeue-Light, sans-serif, 'Droid Sans Fallback'"/>
    <style:font-face style:name="Menlo" svg:font-family="Menlo, Monaco, Consolas, 'Courier New', monospace"/>
    <style:font-face style:name="Menlo1" svg:font-family="Menlo, Monaco, Consolas, 'Droid Sans Mono', 'Courier New', monospace, 'Droid Sans Fallback'"/>
    <style:font-face style:name="Oxygen" svg:font-family="Oxygen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19T12:10:03.535286469</dc:date>
    <meta:editing-duration>PT11H11M12S</meta:editing-duration>
    <meta:editing-cycles>107</meta:editing-cycles>
    <meta:document-statistic meta:table-count="0" meta:image-count="0" meta:object-count="0" meta:page-count="1" meta:paragraph-count="8" meta:word-count="34" meta:character-count="256" meta:non-whitespace-character-count="225"/>
  </office:meta>
</office:document-meta>
</file>